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7CAE8409AE5EE9AC3B.png" manifest:media-type="image/png"/>
  <manifest:file-entry manifest:full-path="Pictures/1000020100000690000004B0A10A01E4001EDA98.png" manifest:media-type="image/png"/>
  <manifest:file-entry manifest:full-path="Pictures/100000000000039E000002D80701FDCC7A6C5837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Test Text Test Text Test Text Test Text Test Text Test Text Test Text Test Text 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4T17:34:46.990075002</dc:date>
    <meta:editing-duration>PT36M50S</meta:editing-duration>
    <meta:editing-cycles>6</meta:editing-cycles>
    <meta:generator>LibreOffice/5.1.4.2$Linux_X86_64 LibreOffice_project/10m0$Build-2</meta:generator>
    <meta:document-statistic meta:object-count="50"/>
  </office:meta>
</office:document-meta>
</file>